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8.513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11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12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8.308cm" fo:min-width="0cm" draw:shadow="hidden"/>
    </style:style>
    <style:style style:name="gr14" style:family="graphic" style:parent-style-name="standard">
      <style:graphic-properties svg:stroke-color="#cccccc" draw:textarea-horizontal-align="justify" draw:textarea-vertical-align="middle" draw:auto-grow-height="false" fo:min-height="8.005cm" fo:min-width="4.707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fo:min-height="0.424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9" style:family="graphic" style:parent-style-name="standard">
      <style:graphic-properties draw:textarea-horizontal-align="justify" draw:textarea-vertical-align="middle" draw:auto-grow-height="false" fo:min-height="2.264cm" fo:min-width="3.437cm"/>
    </style:style>
    <style:style style:name="gr20" style:family="graphic" style:parent-style-name="standard">
      <style:graphic-properties svg:stroke-color="#cccccc" draw:textarea-horizontal-align="justify" draw:textarea-vertical-align="middle" draw:auto-grow-height="false" fo:min-height="7.832cm" fo:min-width="4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22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25" style:family="graphic" style:parent-style-name="standard">
      <style:graphic-properties draw:textarea-horizontal-align="justify" draw:textarea-vertical-align="middle" draw:auto-grow-height="false" fo:min-height="5.211cm" fo:min-width="2.929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27" style:family="graphic" style:parent-style-name="standard">
      <style:graphic-properties draw:textarea-horizontal-align="justify" draw:textarea-vertical-align="middle" draw:auto-grow-height="false" fo:min-height="2.417cm" fo:min-width="2.421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29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32" style:family="graphic" style:parent-style-name="standard">
      <style:graphic-properties draw:stroke="none" svg:stroke-color="#000000" draw:fill="none" draw:fill-color="#ffffff" fo:min-height="31.576cm"/>
    </style:style>
    <style:style style:name="gr33" style:family="graphic" style:parent-style-name="standard">
      <style:graphic-properties draw:stroke="none" svg:stroke-color="#000000" draw:fill="none" draw:fill-color="#ffffff" fo:min-height="27.196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opacity="50%"/>
      <style:paragraph-properties fo:text-align="center"/>
      <style:text-properties fo:color="#ce181e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3.03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3.032cm">
          <draw:text-box>
            <text:p>可选步骤</text:p>
          </draw:text-box>
        </draw:frame>
        <draw:custom-shape draw:style-name="gr3" draw:text-style-name="P3" draw:layer="layout" svg:width="1.651cm" svg:height="0.762cm" svg:x="1.507cm" svg:y="4.3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4.302cm">
          <draw:text-box>
            <text:p>重要步骤</text:p>
          </draw:text-box>
        </draw:frame>
        <draw:custom-shape draw:style-name="gr4" draw:text-style-name="P4" draw:layer="layout" svg:width="1.651cm" svg:height="0.762cm" svg:x="1.507cm" svg:y="5.5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" draw:layer="layout" svg:width="3.048cm" svg:height="0.889cm" svg:x="4.301cm" svg:y="5.572cm">
          <draw:text-box>
            <text:p>基本步骤</text:p>
          </draw:text-box>
        </draw:frame>
        <draw:frame draw:style-name="gr6" draw:text-style-name="P2" draw:layer="layout" svg:width="5.715cm" svg:height="1.524cm" svg:x="1.508cm" svg:y="6.842cm">
          <draw:text-box>
            <text:p>【】 <text:s text:c="4"/>按钮</text:p>
          </draw:text-box>
        </draw:frame>
        <draw:frame draw:style-name="gr6" draw:text-style-name="P2" draw:layer="layout" svg:width="5.715cm" svg:height="1.524cm" svg:x="1.508cm" svg:y="8.112cm">
          <draw:text-box>
            <text:p><text:s text:c="2"/>[ ] <text:s text:c="9"/>页面</text:p>
          </draw:text-box>
        </draw:frame>
        <draw:frame draw:style-name="gr6" draw:text-style-name="P2" draw:layer="layout" svg:width="5.715cm" svg:height="1.524cm" svg:x="1.508cm" svg:y="9.382cm">
          <draw:text-box>
            <text:p><text:s text:c="2"/>&lt;&gt; <text:s text:c="8"/>选项</text:p>
          </draw:text-box>
        </draw:frame>
        <draw:frame draw:style-name="gr7" draw:text-style-name="P2" draw:layer="layout" svg:width="17.653cm" svg:height="1.27cm" svg:x="1.635cm" svg:y="1.381cm">
          <draw:text-box>
            <text:p>Page 2说明：</text:p>
          </draw:text-box>
        </draw:frame>
        <draw:frame draw:style-name="gr8" draw:text-style-name="P2" draw:layer="layout" svg:width="17.653cm" svg:height="8.763cm" svg:x="1.762cm" svg:y="11.922cm">
          <draw:text-box>
            <text:p>Page 3说明：</text:p>
            <text:p/>
            <text:p>1、页面流程总体方向是至上而下的；</text:p>
            <text:p>2、下一层页面无法返回值上一层；</text:p>
            <text:p>3、同一层大部分页面是可以互相切换的。</text:p>
          </draw:text-box>
        </draw:frame>
      </draw:page>
      <draw:page draw:name="page2" draw:style-name="dp1" draw:master-page-name="Default">
        <draw:custom-shape draw:style-name="gr9" draw:text-style-name="P6" draw:layer="layout" svg:width="3.048cm" svg:height="1.27cm" svg:x="11.287cm" svg:y="0.619cm">
          <text:p text:style-name="P5"><text:span text:style-name="T1">进入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8.874cm" svg:y="6.334cm">
          <text:p text:style-name="P5"><text:span text:style-name="T1">&lt;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4.048cm">
          <text:p text:style-name="P5"><text:span text:style-name="T1">点击【目标】，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1.541cm" svg:y="6.334cm">
          <text:p text:style-name="P5"><text:span text:style-name="T1">&lt;Distanc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4.716cm" svg:y="6.334cm">
          <text:p text:style-name="P5"><text:span text:style-name="T1">&lt;Default option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033cm" svg:y="15.605cm">
          <text:p text:style-name="P5"><text:span text:style-name="T1">点击【跑步】，进入</text:span><text:span text:style-name="T1">[</text:span><text:span text:style-name="T1">正在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9.128cm" svg:y="17.509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3.827cm" svg:y="17.51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033cm" svg:y="19.415cm">
          <text:p text:style-name="P5"><text:span text:style-name="T1">用户点击【结束】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3.048cm" svg:height="1.27cm" svg:x="11.033cm" svg:y="21.32cm">
          <text:p text:style-name="P5"><text:span text:style-name="T1">进入</text:span><text:span text:style-name="T1">[</text:span><text:span text:style-name="T1">结束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0.398cm">
          <text:p text:style-name="P5"><text:span text:style-name="T1">点击【装备】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2.049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033cm" svg:y="23.479cm">
          <text:p text:style-name="P5"><text:span text:style-name="T1">用户可以点击【分享】，进入</text:span><text:span text:style-name="T1">[</text:span><text:span text:style-name="T1">分享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0.762cm" svg:height="21.209cm" svg:x="2.016cm" svg:y="2.143cm">
          <text:p text:style-name="P5"><text:span text:style-name="T2">业务流程方向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048cm" svg:height="1.27cm" svg:x="11.16cm" svg:y="8.239cm">
          <text:p text:style-name="P5"><text:span text:style-name="T3">点击【确定】，</text:span><text:span text:style-name="T1">提示用户完成目标获得的奖励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3.827cm">
          <text:p text:style-name="P5"><text:span text:style-name="T1">点击【确定】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9.763cm" svg:y="2.397cm">
          <text:p text:style-name="P5"><text:span text:style-name="T1">&lt;</text:span><text:span text:style-name="T1">室</text:span><text:span text:style-name="T1">外</text:span><text:span text:style-name="T1">跑</text:span><text:span text:style-name="T1">步</text:span><text:span text:style-name="T1">&gt;</text:span></text:p>
          <text:p text:style-name="P5"><text:span text:style-name="T1">默</text:span><text:span text:style-name="T1">认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7" draw:layer="layout" svg:width="2.032cm" svg:height="1.27cm" svg:x="13.827cm" svg:y="2.397cm">
          <text:p text:style-name="P5"><text:span text:style-name="T1">&lt;</text:span><text:span text:style-name="T1">室内跑步</text:span><text:span text:style-name="T1">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4" draw:text-style-name="P5" draw:layer="layout" svg:width="5.207cm" svg:height="8.255cm" svg:x="2.01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3.921cm" svg:y="7.731cm">
          <text:p text:style-name="P5"><text:span text:style-name="T4">开始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9.001cm">
          <text:p text:style-name="P5"><text:span text:style-name="T4">装备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651cm" svg:y="9.001cm">
          <text:p text:style-name="P5"><text:span text:style-name="T4">目标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725cm" svg:x="2.524cm" svg:y="2.524cm">
          <draw:text-box>
            <text:p text:style-name="P5"><text:span text:style-name="T5">[</text:span><text:span text:style-name="T5">开</text:span><text:span text:style-name="T5">始跑</text:span><text:span text:style-name="T5">步</text:span><text:span text:style-name="T5">]</text:span></text:p>
          </draw:text-box>
        </draw:frame>
        <draw:custom-shape draw:style-name="gr14" draw:text-style-name="P5" draw:layer="layout" svg:width="5.207cm" svg:height="8.255cm" svg:x="8.36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5.318cm">
          <text:p text:style-name="P5"><text:span text:style-name="T4">时间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6.588cm">
          <text:p text:style-name="P5"><text:span text:style-name="T4">距离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725cm" svg:x="8.874cm" svg:y="2.524cm">
          <draw:text-box>
            <text:p text:style-name="P5"><text:span text:style-name="T5">[</text:span><text:span text:style-name="T5">目</text:span><text:span text:style-name="T5">标</text:span><text:span text:style-name="T5">]</text:span></text:p>
          </draw:text-box>
        </draw:frame>
        <draw:custom-shape draw:style-name="gr14" draw:text-style-name="P5" draw:layer="layout" svg:width="5.207cm" svg:height="8.255cm" svg:x="14.71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732cm" svg:y="9.382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4.81cm">
          <text:p text:style-name="P5"><text:span text:style-name="T4">小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16cm" svg:y="3.899cm">
          <text:p text:style-name="P5"><text:span text:style-name="T4">跑鞋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725cm" svg:x="15.224cm" svg:y="2.524cm">
          <draw:text-box>
            <text:p text:style-name="P5"><text:span text:style-name="T5">[</text:span><text:span text:style-name="T5">装</text:span><text:span text:style-name="T5">备</text:span><text:span text:style-name="T5">]</text:span></text:p>
          </draw:text-box>
        </draw:frame>
        <draw:custom-shape draw:style-name="gr15" draw:text-style-name="P10" draw:layer="layout" svg:width="1.397cm" svg:height="0.635cm" svg:x="15.351cm" svg:y="5.699cm">
          <text:p text:style-name="P5"><text:span text:style-name="T4">大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6.588cm">
          <text:p text:style-name="P5"><text:span text:style-name="T4">上衣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7.477cm">
          <text:p text:style-name="P5"><text:span text:style-name="T4">外套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8.366cm">
          <text:p text:style-name="P5"><text:span text:style-name="T4">眼镜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51cm" svg:y="3.921cm">
          <text:p text:style-name="P5"><text:span text:style-name="T4">帽子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51cm" svg:y="4.81cm">
          <text:p text:style-name="P5"><text:span text:style-name="T4">腰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637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2.016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683cm" svg:y="18.145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725cm" svg:x="2.524cm" svg:y="11.414cm">
          <draw:text-box>
            <text:p text:style-name="P5"><text:span text:style-name="T5">[</text:span><text:span text:style-name="T5">正在跑步</text:span><text:span text:style-name="T5">]</text:span></text:p>
          </draw:text-box>
        </draw:frame>
        <draw:custom-shape draw:style-name="gr14" draw:text-style-name="P5" draw:layer="layout" svg:width="5.207cm" svg:height="8.255cm" svg:x="2.016cm" svg:y="20.0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4.191cm" svg:height="0.725cm" svg:x="2.524cm" svg:y="20.304cm">
          <draw:text-box>
            <text:p text:style-name="P5"><text:span text:style-name="T5">[</text:span><text:span text:style-name="T5">结束跑步</text:span><text:span text:style-name="T5">]</text:span></text:p>
          </draw:text-box>
        </draw:frame>
        <draw:custom-shape draw:style-name="gr18" draw:text-style-name="P10" draw:layer="layout" svg:width="4.191cm" svg:height="2.159cm" svg:x="2.524cm" svg:y="12.557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.937cm" svg:height="2.514cm" svg:x="2.651cm" svg:y="15.123cm">
          <text:p text:style-name="P5"><text:span text:style-name="T4">距离、时间、步数、</text:span></text:p>
          <text:p text:style-name="P5"><text:span text:style-name="T4">平均步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6.588cm">
          <text:p text:style-name="P5"><text:span text:style-name="T4">室内跑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651cm" svg:y="6.588cm">
          <text:p text:style-name="P5"><text:span text:style-name="T4">室外跑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207cm" svg:height="8.082cm" svg:x="21.107cm" svg:y="2.3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2.123cm" svg:y="9.428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725cm" svg:x="21.615cm" svg:y="2.57cm">
          <draw:text-box>
            <text:p text:style-name="P5"><text:span text:style-name="T5">[</text:span><text:span text:style-name="T5">跑</text:span><text:span text:style-name="T5">鞋</text:span><text:span text:style-name="T5">]</text:span></text:p>
          </draw:text-box>
        </draw:frame>
        <draw:custom-shape draw:style-name="gr15" draw:text-style-name="P10" draw:layer="layout" svg:width="1.397cm" svg:height="0.635cm" svg:x="24.028cm" svg:y="9.428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81cm" svg:height="0.635cm" svg:x="21.869cm" svg:y="3.586cm">
          <text:p text:style-name="P5"><text:span text:style-name="T4">过滤条件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81cm" svg:height="3.81cm" svg:x="21.869cm" svg:y="4.856cm">
          <text:p text:style-name="P5"><text:span text:style-name="T4">装备列表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064cm" svg:height="1.016cm" svg:x="2.524cm" svg:y="24.749cm">
          <text:p text:style-name="P5"><text:span text:style-name="T4">获得的</text:span><text:span text:style-name="T4">token</text:span><text:span text:style-name="T4">数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4.064cm" svg:height="1.016cm" svg:x="2.524cm" svg:y="26.004cm">
          <text:p text:style-name="P5"><text:span text:style-name="T4">掉落的装备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064cm" svg:height="1.143cm" svg:x="2.524cm" svg:y="23.479cm">
          <text:p text:style-name="P5"><text:span text:style-name="T4">跑步距离、时间、步数、步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.191cm" svg:height="2.159cm" svg:x="2.524cm" svg:y="21.193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2.524cm" svg:y="27.416cm">
          <text:p text:style-name="P5"><text:span text:style-name="T4">分享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8.239cm" svg:y="20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255cm" svg:y="27.162cm">
          <text:p text:style-name="P5"><text:span text:style-name="T4">穿上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725cm" svg:x="8.747cm" svg:y="20.304cm">
          <draw:text-box>
            <text:p text:style-name="P5"><text:span text:style-name="T5">[</text:span><text:span text:style-name="T5">装</text:span><text:span text:style-name="T5">备</text:span><text:span text:style-name="T5">]</text:span></text:p>
          </draw:text-box>
        </draw:frame>
        <draw:custom-shape draw:style-name="gr25" draw:text-style-name="P14" draw:layer="layout" svg:width="3.429cm" svg:height="5.461cm" svg:x="9.128cm" svg:y="21.193cm">
          <text:p text:style-name="P13"><text:span text:style-name="T4"/></text:p>
          <text:p text:style-name="P13"><text:span text:style-name="T4"/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.667cm" svg:height="1.524cm" svg:x="9.509cm" svg:y="21.574cm">
          <text:p text:style-name="P5"><text:span text:style-name="T4">装备图片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2.921cm" svg:height="2.667cm" svg:x="9.382cm" svg:y="23.606cm">
          <text:p text:style-name="P13"><text:span text:style-name="T4">名称：</text:span><text:span text:style-name="T4">nike flykit 4%</text:span></text:p>
          <text:p text:style-name="P13"><text:span text:style-name="T4">种类：鞋子</text:span></text:p>
          <text:p text:style-name="P13"><text:span text:style-name="T4">等级：精良</text:span></text:p>
          <text:p text:style-name="P13"><text:span text:style-name="T4">效率：</text:span><text:span text:style-name="T4">3%</text:span></text:p>
          <text:p text:style-name="P13"><text:span text:style-name="T4">暴击：</text:span><text:span text:style-name="T4">0.6%</text:span></text:p>
          <text:p text:style-name="P13"><text:span text:style-name="T4">特殊：每周第一次跑步</text:span><text:span text:style-name="T4">+100%</text:span><text:span text:style-name="T4">暴击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1.16cm" svg:y="27.16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27.416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14.462cm" svg:y="20.0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4.191cm" svg:height="0.725cm" svg:x="14.97cm" svg:y="20.431cm">
          <draw:text-box>
            <text:p text:style-name="P5"><text:span text:style-name="T5">[</text:span><text:span text:style-name="T5">分</text:span><text:span text:style-name="T5">享至</text:span><text:span text:style-name="T5">朋友</text:span><text:span text:style-name="T5">圈</text:span><text:span text:style-name="T5">]</text:span></text:p>
          </draw:text-box>
        </draw:frame>
        <draw:custom-shape draw:style-name="gr28" draw:text-style-name="P10" draw:layer="layout" svg:width="1.397cm" svg:height="1.27cm" svg:x="14.97cm" svg:y="24.114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191cm" svg:height="2.286cm" svg:x="14.97cm" svg:y="21.32cm">
          <text:p text:style-name="P5"><text:span text:style-name="T4">地图和轨迹；</text:span></text:p>
          <text:p text:style-name="P5"><text:span text:style-name="T4">跑步距离、时间、步数、步长；</text:span></text:p>
          <text:p text:style-name="P5"><text:span text:style-name="T4">获得的</text:span><text:span text:style-name="T4">token</text:span><text:span text:style-name="T4">数量；</text:span></text:p>
          <text:p text:style-name="P5"><text:span text:style-name="T4">掉落的装备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16.367cm" svg:y="27.416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937cm" svg:height="1.016cm" svg:x="15.097cm" svg:y="25.892cm">
          <text:p text:style-name="P10"><text:span text:style-name="T4">评论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397cm" svg:height="1.27cm" svg:x="18.018cm" svg:y="24.114cm">
          <text:p text:style-name="P5"><text:span text:style-name="T4">Phot</text:span><text:span text:style-name="T4">o</text:span></text:p>
          <text:p text:style-name="P5"><text:span text:style-name="T4">uplo</text:span><text:span text:style-name="T4">ad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397cm" svg:height="1.27cm" svg:x="16.494cm" svg:y="24.114cm">
          <text:p text:style-name="P5"><text:span text:style-name="T4">Phot</text:span><text:span text:style-name="T4">o</text:span></text:p>
          <text:p text:style-name="P5"><text:span text:style-name="T4">uplo</text:span><text:span text:style-name="T4">a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3.032cm" svg:y="18.145cm">
          <text:p text:style-name="P5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1.033cm" svg:y="18.145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725cm" svg:x="8.874cm" svg:y="11.414cm">
          <draw:text-box>
            <text:p text:style-name="P5"><text:span text:style-name="T5">[</text:span><text:span text:style-name="T5">暂停跑步</text:span><text:span text:style-name="T5">]</text:span></text:p>
          </draw:text-box>
        </draw:frame>
        <draw:custom-shape draw:style-name="gr18" draw:text-style-name="P10" draw:layer="layout" svg:width="4.191cm" svg:height="2.159cm" svg:x="8.874cm" svg:y="12.557cm">
          <text:p text:style-name="P5"><text:span text:style-name="T4">地图</text:span><text:span text:style-name="T4">和轨</text:span><text:span text:style-name="T4">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.937cm" svg:height="2.514cm" svg:x="9.001cm" svg:y="15.123cm">
          <text:p text:style-name="P5"><text:span text:style-name="T4">距离、时间、步数、</text:span></text:p>
          <text:p text:style-name="P5"><text:span text:style-name="T4">平均步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382cm" svg:y="18.145cm">
          <text:p text:style-name="P5"><text:span text:style-name="T4">继续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175cm" svg:height="2.54cm" svg:x="3.032cm" svg:y="3.667cm">
          <text:p text:style-name="P5"><text:span text:style-name="T4">个人</text:span><text:span text:style-name="T4">穿戴</text:span><text:span text:style-name="T4">以后</text:span></text:p>
          <text:p text:style-name="P5"><text:span text:style-name="T4">的形</text:span><text:span text:style-name="T4">象图</text:span><text:span text:style-name="T4">片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32" draw:text-style-name="P16" draw:layer="layout" svg:width="17.78cm" svg:height="39.881cm" svg:x="1.762cm" svg:y="1.635cm">
          <draw:text-box>
            <text:p text:style-name="P15"><text:span text:style-name="T6"/></text:p>
            <text:p text:style-name="P15"><text:span text:style-name="T6">【开始跑</text:span><text:span text:style-name="T6">步】：</text:span></text:p>
            <text:p><text:span text:style-name="T7">1</text:span><text:span text:style-name="T7">、选择</text:span><text:span text:style-name="T7">&lt;</text:span><text:span text:style-name="T7">室外</text:span><text:span text:style-name="T7">跑步</text:span><text:span text:style-name="T7">&gt;</text:span><text:span text:style-name="T7">或者</text:span><text:span text:style-name="T7">&lt;</text:span><text:span text:style-name="T7">室内跑步</text:span><text:span text:style-name="T7">&gt;</text:span><text:span text:style-name="T7">，</text:span><text:span text:style-name="T7">默认选择了</text:span><text:span text:style-name="T7">&lt;</text:span><text:span text:style-name="T7">室外跑步</text:span><text:span text:style-name="T7">&gt;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>【目标】：</text:span></text:p>
            <text:p><text:span text:style-name="T8">1</text:span><text:span text:style-name="T8">、</text:span><text:span text:style-name="T8">time</text:span><text:span text:style-name="T8">可选</text:span><text:span text:style-name="T8">范围为：</text:span><text:span text:style-name="T8">1min </text:span><text:span text:style-name="T8">~ 10hour</text:span><text:span text:style-name="T8">，默</text:span><text:span text:style-name="T8">认落在上次选</text:span><text:span text:style-name="T8">择的时间；</text:span></text:p>
            <text:p><text:span text:style-name="T8">2</text:span><text:span text:style-name="T8">、距离可选范</text:span><text:span text:style-name="T8">围：</text:span><text:span text:style-name="T8">1 km ~ </text:span><text:span text:style-name="T8">200 km</text:span><text:span text:style-name="T8">，默认</text:span><text:span text:style-name="T8">落在上次选择</text:span><text:span text:style-name="T8">的距离；</text:span></text:p>
            <text:p><text:span text:style-name="T8">3</text:span><text:span text:style-name="T8">、</text:span><text:span text:style-name="T8">Default </text:span><text:span text:style-name="T8">option</text:span><text:span text:style-name="T8">包含：</text:span><text:span text:style-name="T8">3 </text:span><text:span text:style-name="T8">km, 5 km, 8 </text:span><text:span text:style-name="T8">km, 10 km, 15 </text:span><text:span text:style-name="T8">km, 20 km, 25 </text:span><text:span text:style-name="T8">km, 30 km, 35 </text:span><text:span text:style-name="T8">km</text:span><text:span text:style-name="T8">，半程马拉</text:span><text:span text:style-name="T8">松，全程马拉</text:span><text:span text:style-name="T8">松。</text:span></text:p>
            <text:p><text:span text:style-name="T8"/></text:p>
            <text:p><text:span text:style-name="T8"/></text:p>
            <text:p><text:span text:style-name="T8"/></text:p>
            <text:p text:style-name="P15"><text:span text:style-name="T6">【装备】：</text:span></text:p>
            <text:p text:style-name="P15"><text:span text:style-name="T7">1</text:span><text:span text:style-name="T7">、关键是如何</text:span><text:span text:style-name="T7">显示本页面。</text:span></text:p>
            <text:p text:style-name="P15"><text:span text:style-name="T7"/></text:p>
            <text:p text:style-name="P15"><text:span text:style-name="T7"/></text:p>
            <text:p text:style-name="P15"><text:span text:style-name="T6">【跑鞋】：</text:span></text:p>
            <text:p text:style-name="P15"><text:span text:style-name="T7">1</text:span><text:span text:style-name="T7">、在装备页面</text:span><text:span text:style-name="T7">中点击【跑</text:span><text:span text:style-name="T7">鞋】，进入本</text:span><text:span text:style-name="T7">页。</text:span></text:p>
            <text:p text:style-name="P15"><text:span text:style-name="T7">2</text:span><text:span text:style-name="T7">、过滤条件包</text:span><text:span text:style-name="T7">括</text:span><text:span text:style-name="T7">&lt;</text:span><text:span text:style-name="T7">等级</text:span><text:span text:style-name="T7">&gt;</text:span><text:span text:style-name="T7">、</text:span><text:span text:style-name="T7">&lt;special&gt;</text:span><text:span text:style-name="T7">二个属性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跑步结束页</text:span><text:span text:style-name="T6">面：</text:span></text:p>
            <text:p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><text:span text:style-name="T8">2</text:span><text:span text:style-name="T8">、如果获得暴</text:span><text:span text:style-name="T8">击，显示特</text:span><text:span text:style-name="T8">效；</text:span></text:p>
            <text:p><text:span text:style-name="T8">3</text:span><text:span text:style-name="T8">、显示跑步距</text:span><text:span text:style-name="T8">离、时间、步</text:span><text:span text:style-name="T8">数；</text:span></text:p>
            <text:p><text:span text:style-name="T8">4</text:span><text:span text:style-name="T8">、显示获得的</text:span><text:span text:style-name="T8">token</text:span><text:span text:style-name="T8">数量、装</text:span><text:span text:style-name="T8">备；</text:span></text:p>
            <text:p><text:span text:style-name="T8">5</text:span><text:span text:style-name="T8">、显示地图</text:span><text:span text:style-name="T8">GPS</text:span><text:span text:style-name="T8">轨迹；</text:span></text:p>
            <text:p><text:span text:style-name="T8">6</text:span><text:span text:style-name="T8">、分享按钮可</text:span><text:span text:style-name="T8">以分享至</text:span><text:span text:style-name="T8">APP</text:span><text:span text:style-name="T8">内</text:span><text:span text:style-name="T8">Postboard</text:span><text:span text:style-name="T8">，</text:span><text:span text:style-name="T8">微信朋友圈，</text:span><text:span text:style-name="T8">微信好友；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6">装备选择页</text:span><text:span text:style-name="T6">面：</text:span></text:p>
            <text:p><text:span text:style-name="T8">1</text:span><text:span text:style-name="T8">、可一键选择</text:span><text:span text:style-name="T8">最佳装备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  <draw:page draw:name="page5" draw:style-name="dp1" draw:master-page-name="Default">
        <draw:frame draw:style-name="gr33" draw:text-style-name="P2" draw:layer="layout" svg:width="18.542cm" svg:height="27.446cm" svg:x="1.254cm" svg:y="1.254cm">
          <draw:text-box>
            <text:p text:style-name="P15"><text:span text:style-name="T6">跑步结束时</text:span><text:span text:style-name="T6">token</text:span><text:span text:style-name="T6">的获取算</text:span><text:span text:style-name="T6">法：</text:span></text:p>
            <text:p text:style-name="P15"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 text:style-name="P15"><text:span text:style-name="T8">2</text:span><text:span text:style-name="T8">、如果获得暴</text:span><text:span text:style-name="T8">击，显示特</text:span><text:span text:style-name="T8">效；</text:span></text:p>
            <text:p text:style-name="P15"><text:span text:style-name="T8">3</text:span><text:span text:style-name="T8">、显示跑步距</text:span><text:span text:style-name="T8">离、时间、步</text:span><text:span text:style-name="T8">数；</text:span></text:p>
            <text:p text:style-name="P15"><text:span text:style-name="T8">4</text:span><text:span text:style-name="T8">、显示获得的</text:span><text:span text:style-name="T8">token</text:span><text:span text:style-name="T8">数量、装</text:span><text:span text:style-name="T8">备；</text:span></text:p>
            <text:p text:style-name="P15"><text:span text:style-name="T8">5</text:span><text:span text:style-name="T8">、显示地图</text:span><text:span text:style-name="T8">GPS</text:span><text:span text:style-name="T8">轨迹；</text:span></text:p>
            <text:p><text:span text:style-name="T8">6</text:span><text:span text:style-name="T8">、分享按钮可</text:span><text:span text:style-name="T8">以分享至</text:span><text:span text:style-name="T8">APP</text:span><text:span text:style-name="T8">内</text:span><text:span text:style-name="T8">Postboard</text:span><text:span text:style-name="T8">，</text:span><text:span text:style-name="T8">微信朋友圈，</text:span><text:span text:style-name="T8">微信好友</text:span></text:p>
            <text:p><text:span text:style-name="T8"/></text:p>
            <text:p><text:span text:style-name="T8"/></text:p>
            <text:p text:style-name="P15"><text:span text:style-name="T6"/></text:p>
            <text:p text:style-name="P15"><text:span text:style-name="T6">跑步结束时装</text:span><text:span text:style-name="T6">备的掉落算</text:span><text:span text:style-name="T6">法：</text:span></text:p>
            <text:p text:style-name="P15"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 text:style-name="P15"><text:span text:style-name="T8">2</text:span><text:span text:style-name="T8">、如果获得暴</text:span><text:span text:style-name="T8">击，显示特</text:span><text:span text:style-name="T8">效；</text:span></text:p>
            <text:p text:style-name="P15"><text:span text:style-name="T8">3</text:span><text:span text:style-name="T8">、显示跑步距</text:span><text:span text:style-name="T8">离、时间、步</text:span><text:span text:style-name="T8">数；</text:span></text:p>
            <text:p text:style-name="P15"><text:span text:style-name="T8">4</text:span><text:span text:style-name="T8">、显示获得的</text:span><text:span text:style-name="T8">token</text:span><text:span text:style-name="T8">数量、装</text:span><text:span text:style-name="T8">备；</text:span></text:p>
            <text:p text:style-name="P15"><text:span text:style-name="T8">5</text:span><text:span text:style-name="T8">、显示地图</text:span><text:span text:style-name="T8">GPS</text:span><text:span text:style-name="T8">轨迹；</text:span></text:p>
            <text:p><text:span text:style-name="T8">6</text:span><text:span text:style-name="T8">、分享按钮可</text:span><text:span text:style-name="T8">以分享至</text:span><text:span text:style-name="T8">APP</text:span><text:span text:style-name="T8">内</text:span><text:span text:style-name="T8">Postboard</text:span><text:span text:style-name="T8">，</text:span><text:span text:style-name="T8">微信朋友圈，</text:span><text:span text:style-name="T8">微信好友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9T15:46:52.956620515</dc:date>
    <meta:editing-duration>PT16H37M46S</meta:editing-duration>
    <meta:editing-cycles>9</meta:editing-cycles>
    <meta:generator>LibreOffice/6.0.7.3$Linux_X86_64 LibreOffice_project/00m0$Build-3</meta:generator>
    <meta:document-statistic meta:object-count="97"/>
  </office:meta>
</office:document-meta>
</file>